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c8f52" officeooo:paragraph-rsid="001b75b8"/>
    </style:style>
    <style:style style:name="P2" style:family="paragraph" style:parent-style-name="Standard">
      <style:text-properties officeooo:rsid="0045b227" officeooo:paragraph-rsid="001b75b8"/>
    </style:style>
    <style:style style:name="P3" style:family="paragraph" style:parent-style-name="Standard">
      <style:text-properties officeooo:rsid="00461b39" officeooo:paragraph-rsid="001b75b8"/>
    </style:style>
    <style:style style:name="P4" style:family="paragraph" style:parent-style-name="Standard">
      <style:text-properties officeooo:rsid="0047c18b" officeooo:paragraph-rsid="001b75b8"/>
    </style:style>
    <style:style style:name="P5" style:family="paragraph" style:parent-style-name="Standard">
      <style:text-properties officeooo:rsid="0048ceae" officeooo:paragraph-rsid="001b75b8"/>
    </style:style>
    <style:style style:name="P6" style:family="paragraph" style:parent-style-name="Standard">
      <style:text-properties style:font-name="Liberation Serif" fo:font-style="italic" officeooo:rsid="0048ceae" officeooo:paragraph-rsid="001b75b8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48eb30" officeooo:paragraph-rsid="001b75b8" style:font-style-asian="italic" style:font-style-complex="italic"/>
    </style:style>
    <style:style style:name="P8" style:family="paragraph" style:parent-style-name="Standard">
      <style:text-properties officeooo:rsid="0048eb30" officeooo:paragraph-rsid="001b75b8"/>
    </style:style>
    <style:style style:name="P9" style:family="paragraph" style:parent-style-name="Standard">
      <style:text-properties officeooo:rsid="004ae3b8" officeooo:paragraph-rsid="001b75b8"/>
    </style:style>
    <style:style style:name="P10" style:family="paragraph" style:parent-style-name="Heading_20_2">
      <style:paragraph-properties fo:text-align="center" style:justify-single-word="false"/>
      <style:text-properties officeooo:rsid="0045b227" officeooo:paragraph-rsid="001b75b8"/>
    </style:style>
    <style:style style:name="T1" style:family="text">
      <style:text-properties officeooo:rsid="00aafd93"/>
    </style:style>
    <style:style style:name="T2" style:family="text">
      <style:text-properties officeooo:rsid="00da9962"/>
    </style:style>
    <style:style style:name="T3" style:family="text">
      <style:text-properties officeooo:rsid="02cfb101"/>
    </style:style>
    <style:style style:name="T4" style:family="text">
      <style:text-properties officeooo:rsid="00a63b9e"/>
    </style:style>
    <style:style style:name="T5" style:family="text">
      <style:text-properties officeooo:rsid="02cdb534"/>
    </style:style>
    <style:style style:name="T6" style:family="text">
      <style:text-properties officeooo:rsid="02cef64e"/>
    </style:style>
    <style:style style:name="T7" style:family="text">
      <style:text-properties officeooo:rsid="00a7c0de"/>
    </style:style>
    <style:style style:name="T8" style:family="text">
      <style:text-properties officeooo:rsid="00097b6f"/>
    </style:style>
    <style:style style:name="T9" style:family="text">
      <style:text-properties officeooo:rsid="000b60fc"/>
    </style:style>
    <style:style style:name="T10" style:family="text">
      <style:text-properties officeooo:rsid="004ae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2"/>
      <text:p text:style-name="P3">Баба Катя умела из обычного носового платка вывязывать мышку с ушами и хвостиком и, <text:span text:style-name="T4">положив</text:span> на ладон<text:span text:style-name="T4">ь</text:span>, почёсывала ей головку пальцами другой руки.</text:p>
      <text:p text:style-name="P3">Мышка вдруг делала резкий прыжок в попытке убежать, но баба Катя ловила её на лету и снова поглаживала под наш восторженный смех.</text:p>
      <text:p text:style-name="P3">Я понимал, что это она сама подталкивает мышку, но, сколько ни старался, уследить не мо<text:span text:style-name="T4">г</text:span>.</text:p>
      <text:p text:style-name="P3">По вечерам она выносила в сарай ведро кисло пахнущего хлёбова из очист<text:span text:style-name="T5">ков</text:span> и объедков, в загородку к нетерпеливо рохкающей свинье Машке и там ругала<text:span text:style-name="T6">сь на неё</text:span> за что-нибудь.</text:p>
      <text:p text:style-name="P3">Она показала <text:span text:style-name="T4">нам </text:span>какие <text:span text:style-name="T4">из грядок и деревьев </text:span>в огороде её, чтобы мы не трогали соседских, потому что в огородах <text:span text:style-name="T4">нет </text:span>заборов.</text:p>
      <text:p text:style-name="P3">Но яблоки ещё не поспели и я забирался на дерево белой шелковицы, хотя баба Катя говорила, что я слишком здоровый для такого молодого деревца. И однажды оно расщепилось подо мной надвое.</text:p>
      <text:p text:style-name="P3">Я испугался, но папа меня не побил, а туго стянул расщепившиеся половинки каким-то желтовато прозрачным кабелем.</text:p>
      <text:p text:style-name="P3">Баба Катя <text:s/>меня не <text:span text:style-name="T6">от</text:span>ругала, <text:span text:style-name="T6">а только грустно помаргивала глазами</text:span>, а вечером сказала, что свинья <text:span text:style-name="T4">совсем </text:span>не стала жрать и перевернула ведро. Уж до того умная тварь — чувствует, что завтра её будут резать.</text:p>
      <text:p text:style-name="P3">И действительно весь тот вечер, пока не уснул, я слышал истошный <text:span text:style-name="T6">вопль</text:span> свиньи Машки <text:span text:style-name="T6">из</text:span> сара<text:span text:style-name="T6">я</text:span>.</text:p>
      <text:p text:style-name="P3">Наутро, когда пришёл свинорез-колий, баба Катя ушла из дому и <text:span text:style-name="T6">они тут </text:span>уже без неё вытаскивали из сарая отчаянно визжавшую Машку, ловили по двору и кололи, после чего визг сменился протяжным хрипом.</text:p>
      <text:p text:style-name="P3">Во всё это время мама держала нас, детей, в хате, а когда разрешила выйти, во дворе уже паяльной лампой обжигали <text:span text:style-name="T6">почернелую </text:span>неподвижную тушу.</text:p>
      <text:p text:style-name="P3">На свадьбе тёти Люды <text:span text:style-name="T4">на столе стояло</text:span> свежее сало и жареные котлеты, и холодец, а один из гостей вызвался научить невесту как <text:span text:style-name="T6">надо </text:span>набивать домашнюю колбасу, но она отказалась.</text:p>
      <text:p text:style-name="P4">Вобщем, в Конотопе мне понравилось, хотя жалко было Машку и стыдно за шелковицу.</text:p>
      <text:p text:style-name="P4">И мне почему-то даже нравился вкус кукурузного хлеба, который все ругали, но брали, потому что другого нет, ведь Никита Сергеевич Хрущёв сказал, что кукуруза — царица полей.</text:p>
      <text:p text:style-name="P4"/>
      <text:p text:style-name="P4">Обратно мы тоже ехали на поезде и меня укачивало и тошнило, но потом в вагоне нашлось окно, куда можно высунуть голову, и я смотрел как наш зелёный состав катит по полю изогнувшись длинной дугой; мне казалось, что дорога не кончается из-за того, что поезд бежит по одному и тому же <text:span text:style-name="T6">громадному </text:span>кругу посреди поля с перелесками.</text:p>
      <text:p text:style-name="P4">На какой-то остановке папа вышел из вагона и не вернулся при отправлении.</text:p>
      <text:p text:style-name="P4">Я испугался, что мы потеряем папу и начал всхлипывать, но через несколько минут он пришёл с мороженым, ради которого задержался на перроне и вспрыгнул в другой вагон уходящего поезда...</text:p>
      <text:p text:style-name="P4"/>
      <text:p text:style-name="P4">В тот год мои младшие брат и сестра тоже пошли в школу и в конце августа папа с растерянно-сердитым лицом увёз расплакавшуюся напоследок бабу Марфу в Бологое — помочь с пересадкой на Рязанщину.</text:p>
      <text:p text:style-name="P4">Через дорогу от углов<text:span text:style-name="T7">ых</text:span> дом<text:span text:style-name="T7">ов</text:span> нашего Квартала <text:span text:style-name="T7">стоял</text:span> продуктовый магазин и теперь, без бабы Марфы, мама посылала меня за мелкими покупками — принести хлеб, спички, соль или растительное масло.</text:p>
      <text:p text:style-name="P4">Более важные продукты она покупала сама: мясо, картошку, сливочное или шоколадное масло; на праздники — крупную красную, или мелкую чёрную икру.</text:p>
      <text:p text:style-name="P4">Объект хорошо снабжался.</text:p>
      <text:p text:style-name="P4"><text:soft-page-break/>Вот только мороженое привозили раз в месяц и его сразу же раскупали, а вкусного кукурузного хлеба <text:span text:style-name="T6">и вовсе </text:span><text:s/>не было.</text:p>
      <text:p text:style-name="P4"/>
      <text:p text:style-name="P5">Направо от магазина, <text:span text:style-name="T6">у</text:span> поворот<text:span text:style-name="T6">а</text:span> окружа<text:span text:style-name="T6">ющ</text:span>ей Квартал дороги, стена леса чуть раздвигалась просветом узкой поляны, <text:span text:style-name="T6">на которой</text:span> стояла <text:span text:style-name="T6">бревенчатая</text:span> эстакада для ремонта автомобилей — <text:span text:style-name="T6">ещё одно </text:span>место сбора детей для игр.</text:p>
      <text:p text:style-name="P5">- Бежим скорей!- сказал знакомый мальчик. - Там ёжика поймали!</text:p>
      <text:p text:style-name="P5">Ежей я видел только на картинках и поспешил к галдящей группе пацанов.</text:p>
      <text:p text:style-name="P5">Они палками отрезали ёжику путь бегства в лес, а когда тот свернулся в оборонительный комок — серо-коричневый шар из частокола иголок — <text:span text:style-name="T6">то </text:span>скатили его в ручеёк, где он выпростал острую мордочку с чёрной нашлёпкой носа и попытался убежать сквозь траву на коротких кривеньких ножках.</text:p>
      <text:p text:style-name="P5">Его опять свалили и не дали свернуться, при<text:span text:style-name="T6">тисну</text:span>в палку поперёк брюха.</text:p>
      <text:p text:style-name="P5">- Гляди!- заорал один из мальчиков.- У него запор! Он пок<text:span text:style-name="T6">á</text:span>кать не может!</text:p>
      <text:p text:style-name="P5">В доказательство, мальчик потыкал стеблем крепкой травы в тёмную выпуклость между задних ножек.</text:p>
      <text:p text:style-name="P5">- Слишком твёрдая какашка. Надо помочь.</text:p>
      <text:p text:style-name="P5">Я вспомнил как меня спасала баба Марфа.</text:p>
      <text:p text:style-name="P5">У кого-то нашлись плоскогубцы, животное прижали к земле несколькими палками и самозванный доктор Айболит потянул плоскогубцами застрявшую какашку, но та всё не кончалась и оказалась голубовато-белесого цвета.</text:p>
      <text:p text:style-name="P5">- Дурак! Ты ему кишку выдрал!- закричал другой мальчик.</text:p>
      <text:p text:style-name="P5">Ёжика отпустили и он опять прянул к лесу, волоча за собой вытащенную на полметра внутренность.</text:p>
      <text:p text:style-name="P5">Все потянулись следом — смотреть что дальше будет, а меня окликнула Наташа, прибежавшая из Квартала сказать, что мама зовёт.</text:p>
      <text:p text:style-name="P5">Я сразу же оставил всех и вернулся вместе с ней во двор, говорил с мамой, с соседками, что-то делал и думал не по-детски чётко сформулированную мысль: «как же мне теперь дальше жить после увиденного? как жить с этим?»</text:p>
      <text:p text:style-name="P5"/>
      <text:p text:style-name="P6"><text:span text:style-name="T8">(...а</text:span>, таки, выжил.</text:p>
      <text:p text:style-name="P6">Спасло счастливое свойство памяти, отмеченное в словаре Даля.</text:p>
      <text:p text:style-name="P6">Однако, в ряду известных мне примеров изуверской жестокости людей, что превращают в излохмаченные куски мяса даже себе подобных, самым первым идёт тот ёжик, волоча по сухой траве серовато влажную кишку прямого прохода, облипшую кусочками твёрдой земли.</text:p>
      <text:p text:style-name="P7">И я дожил до понимания, что низким тварям нужны высокие оправдания своей низости: «для облегчения страданий; святая месть; ради очищения».</text:p>
      <text:p text:style-name="P7">Хотя... Есть ли гарантия, что сам я никогда и ни при каких обстоятельствах не сделал бы подобного?</text:p>
      <text:p text:style-name="P7">Не знаю...)</text:p>
      <text:p text:style-name="P7"/>
      <text:p text:style-name="P7"><text:span text:style-name="T9">(...в</text:span> детстве некогда оглядываться на всякие засечки в памяти; там надо всё вперёд и — дальше, к новым открытиям. <text:span text:style-name="T3">Х</text:span>ватило б <text:span text:style-name="T3">только</text:span> духу открывать...<text:span text:style-name="T9">)</text:span></text:p>
      <text:p text:style-name="P7"/>
      <text:p text:style-name="P8">Од<text:span text:style-name="T3">нажды</text:span>, чуть отклонившись в<text:span text:style-name="T3">ле</text:span>во от маршрута «школа — дом», я углубился в лиственную часть леса и на пологом взгорке наткнулся на четыре дерева, выросши<text:span text:style-name="T3">х</text:span> в паре метров друг от друга по углам почти правильного квадрата.</text:p>
      <text:p text:style-name="P8">Гладкие широкие стволы без сучьев уходили вверх, где на высоте пяти-шести метров виднелся помост, куда вели перекладины из обрубков толстых сучьев, приколоченных к одному из деревьев в виде лестницы.</text:p>
      <text:p text:style-name="P8">Кто и зачем устроил такое? Не знаю.</text:p>
      <text:p text:style-name="P8">Зато знаю, что у меня не хватило духу взобраться на тот заброшенный помост...</text:p>
      <text:p text:style-name="P8"><text:soft-page-break/>Намного легче далось открытие подвального мира, куда <text:span text:style-name="T9">я</text:span> спускался <text:span text:style-name="T9">вместе </text:span>с папой за дровами <text:span text:style-name="T1">для</text:span> <text:span text:style-name="T1">нагрева</text:span> вод<text:span text:style-name="T1">ы</text:span> в титане <text:span text:style-name="T1">перед </text:span>купани<text:span text:style-name="T1">ем</text:span>.</text:p>
      <text:p text:style-name="P8">Лампочки в подвале были повывинчены и папа брал с собой фонарик, у которого из рукоятки выступает упругий рычажок.</text:p>
      <text:p text:style-name="P8"><text:s/><text:span text:style-name="T10">Стиснешь ладонь с фонариком и рычажок натужно прячется в рукоятку, ослабишь нажим — выдвигается наружу.</text:span></text:p>
      <text:p text:style-name="P9">Вот так и качай, чтобы внутри рукоятки зажужжала динамо-машинка, дающая ток лампе фонарика.</text:p>
      <text:p text:style-name="P9">Чем быстрее раскрутишь жужжливую динамку, тем ярче свет фонаря.</text:p>
      <text:p text:style-name="P9">Кружок света скакал по стенам и по бетонному полу левого коридора от лестницы, в самом конце которого находился наш подвал.</text:p>
      <text:p text:style-name="P9">Стены коридора дощатые, а в них двери, тоже из досок, с висячими железными замками.</text:p>
      <text:p text:style-name="P1">За нашей дверью открывалась квадратная комната с двумя бетонными стенами и деревянной перегородкой от соседнего подвала.</text:p>
      <text:p text:style-name="P1">Отперев замок, папа включал в нашем подвале яркий свет и становилось видно поленницу нарубленных дров и всякие хозяйственные вещи на гвоздях и полках — санки, лыжи, инструменты.</text:p>
      <text:p text:style-name="P1"><text:span text:style-name="T1">Одно полено п</text:span>апа измельчал топором на щепки <text:span text:style-name="T1">для</text:span> растопк<text:span text:style-name="T1">и</text:span> титана. Эти щепки и пару дровин нёс я, а он прихватывал целую охапку.</text:p>
      <text:p text:style-name="P1">Иногда папа что-то строгал или пилил в подвале, а я, прискучив ожиданием, выходил в коридор с узкой зарешечённой канавкой вдоль бетонного пола.</text:p>
      <text:p text:style-name="P1">Через распахнутую дверь лампочка бросала чёткий прямоугольник света на противоположный отсек, а дальний конец коридора, откуда мы пришли, <text:span text:style-name="T1">т</text:span>ерялся в темноте. Но <text:span text:style-name="T2">я ничего не боялся</text:span>, <text:span text:style-name="T1">ведь</text:span> за спиной работает папа в чёрном матросском бушлате с двумя рядами медных пуговиц с якор<text:span text:style-name="T3">ька</text:span>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22:36.839521686</meta:creation-date>
    <dc:date>2017-02-28T13:22:45.869995741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59" meta:word-count="1210" meta:character-count="7719" meta:non-whitespace-character-count="6552"/>
    <meta:generator>LibreOffice/4.3.3.2$Linux_x86 LibreOffice_project/430m0$Build-2</meta:generator>
  </office:meta>
</office:document-meta>
</file>